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49076216337562237"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74319106768761657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894922917807616049"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04510896688886724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83786243810069484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448395094918582484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758968639382705679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684694228778014628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370118" text:continue-list="list758968639382705679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61255549627412834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366713"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376677"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365206"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373528"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388485"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918598372124349799"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385418991241440952"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78974174348135029"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388125"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104871066412784677"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060802772039714776"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403046547026180658" text:style-name="L15">
        <text:list-item>
          <text:list>
            <text:list-header>
              <text:p text:style-name="P184">1.5 miles averaging about 9:40/mile and rest 1 min</text:p>
            </text:list-header>
          </text:list>
        </text:list-item>
      </text:list>
      <text:p text:style-name="P24">1 mile in 8:26 and rest 2 min</text:p>
      <text:list xml:id="list173258918130859986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078542202340298959"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69671"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281384949311801038"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27190929484615497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455689617899157613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356548" text:continue-list="list2271909294846154974" text:style-name="L19">
        <text:list-item>
          <text:list>
            <text:list-header>
              <text:p text:style-name="P188">(Pace*HR)=1240</text:p>
            </text:list-header>
          </text:list>
        </text:list-item>
      </text:list>
      <text:list xml:id="list39378559" text:continue-list="list4281384949311801038" text:style-name="L18">
        <text:list-item>
          <text:list>
            <text:list-header>
              <text:p text:style-name="P187">2 miles at 10:46/mile Ave HR= 121 bpm and rest a few minutes</text:p>
            </text:list-header>
          </text:list>
        </text:list-item>
      </text:list>
      <text:list xml:id="list39361640" text:continue-list="list3935654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9388626"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14763430059189188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94263253565457023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689250126901635363"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458940153029255811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26946419385664209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8026575357519145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9385137"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35796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51337369199999343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14936955944326211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996367540199026066"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99973280208771313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80665774602882746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131124042819875285" text:style-name="L32">
        <text:list-item>
          <text:list>
            <text:list-header>
              <text:p text:style-name="P198">0.25 miles in 2:54</text:p>
              <text:p text:style-name="P198">1 mile in 9:21 going faster as I ran and ending at around 8:30 pace</text:p>
            </text:list-header>
          </text:list>
        </text:list-item>
      </text:list>
      <text:list xml:id="list28962144120557886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31258632967081438"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05711301083854714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98773305230208650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30472786622150867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385252808115966131"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10">20 or more cemetery loops:</text:p>
      <text:p text:style-name="P81"><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050094740745792771"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text:soft-page-break/>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7T19:11:49.14</dc:date>
    <dc:creator>James Lombardi</dc:creator>
    <meta:editing-duration>P31DT18H40M16S</meta:editing-duration>
    <meta:editing-cycles>2308</meta:editing-cycles>
    <meta:generator>OpenOffice/4.1.2$Win32 OpenOffice.org_project/412m3$Build-9782</meta:generator>
    <meta:document-statistic meta:table-count="0" meta:image-count="9" meta:object-count="0" meta:page-count="227" meta:paragraph-count="6675" meta:word-count="71482" meta:character-count="365597"/>
  </office:meta>
</office:document-meta>
</file>